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d761" officeooo:paragraph-rsid="0018d761"/>
    </style:style>
    <style:style style:name="P2" style:family="paragraph" style:parent-style-name="Standard">
      <style:text-properties officeooo:rsid="0018f3e2" officeooo:paragraph-rsid="0018f3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pk 50*60=300</text:p>
      <text:p text:style-name="P1"/>
      <text:p text:style-name="P1">Intérêt de n'afficher que l'aspirateur dans la case où il se trouve ? Pb prise électrique cachée par ex</text:p>
      <text:p text:style-name="P1"/>
      <text:p text:style-name="P2">Utilité feedback 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6:25:37.607695947</meta:creation-date>
    <meta:generator>LibreOffice/4.2.8.2$Linux_x86 LibreOffice_project/420m0$Build-2</meta:generator>
    <dc:date>2016-01-29T16:42:22.944813524</dc:date>
    <meta:editing-duration>PT12M4S</meta:editing-duration>
    <meta:editing-cycles>2</meta:editing-cycles>
    <meta:document-statistic meta:table-count="0" meta:image-count="0" meta:object-count="0" meta:page-count="1" meta:paragraph-count="3" meta:word-count="25" meta:character-count="141" meta:non-whitespace-character-count="119"/>
  </office:meta>
</office:document-meta>
</file>